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Text_20_body">
      <style:text-properties officeooo:rsid="0036cc8e" officeooo:paragraph-rsid="0030ec85"/>
    </style:style>
    <style:style style:name="P3" style:family="paragraph" style:parent-style-name="Heading_20_3">
      <style:text-properties officeooo:paragraph-rsid="002ed01b"/>
    </style:style>
    <style:style style:name="P4" style:family="paragraph" style:parent-style-name="Heading_20_3">
      <style:text-properties officeooo:paragraph-rsid="0030ec85"/>
    </style:style>
    <style:style style:name="P5" style:family="paragraph" style:parent-style-name="Heading_20_2">
      <style:text-properties officeooo:paragraph-rsid="002ed01b"/>
    </style:style>
    <style:style style:name="P6" style:family="paragraph" style:parent-style-name="Heading_20_3">
      <style:paragraph-properties fo:margin-top="0.199cm" fo:margin-bottom="0.25cm" loext:contextual-spacing="false"/>
      <style:text-properties officeooo:paragraph-rsid="002ed01b"/>
    </style:style>
    <style:style style:name="P7" style:family="paragraph" style:parent-style-name="Heading_20_1" style:master-page-name="Right_20_Page">
      <style:paragraph-properties style:page-number="auto"/>
      <style:text-properties officeooo:rsid="003176c7" officeooo:paragraph-rsid="003176c7"/>
    </style:style>
    <style:style style:name="P8" style:family="paragraph" style:parent-style-name="Heading_20_3">
      <style:text-properties officeooo:rsid="0036cc8e"/>
    </style:style>
    <style:style style:name="P9" style:family="paragraph" style:parent-style-name="Text_20_body">
      <style:text-properties officeooo:rsid="0036cc8e"/>
    </style:style>
    <style:style style:name="P10" style:family="paragraph" style:parent-style-name="Text_20_body">
      <style:text-properties officeooo:rsid="003176c7" officeooo:paragraph-rsid="003176c7"/>
    </style:style>
    <style:style style:name="T1" style:family="text">
      <style:text-properties officeooo:rsid="002ed01b"/>
    </style:style>
    <style:style style:name="T2" style:family="text">
      <style:text-properties officeooo:rsid="003176c7"/>
    </style:style>
    <style:style style:name="T3" style:family="text">
      <style:text-properties officeooo:rsid="0031de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 The Bleak Midwinter</text:h>
      <text:p text:style-name="P5">(<text:span text:style-name="T2">Traditional</text:span>)</text:p>
      <text:p text:style-name="P8">[<text:span text:style-name="T2">INTRO</text:span>]</text:p>
      <text:p text:style-name="P9">G <text:s/>Em <text:s/>C <text:s/>D</text:p>
      <text:p text:style-name="Heading_20_3">[<text:span text:style-name="T2">VERSE</text:span> 1]</text:p>
      <text:p text:style-name="P9">G <text:s text:c="15"/>Em <text:s text:c="4"/>C <text:s text:c="15"/>D</text:p>
      <text:p text:style-name="P9">In the bleak midwinter, frosty wind made moan,</text:p>
      <text:p text:style-name="P9">G <text:s text:c="18"/>Em <text:s text:c="3"/>C <text:s text:c="4"/>D <text:s text:c="5"/>G</text:p>
      <text:p text:style-name="P9">Earth stood hard as iron, water like a stone;</text:p>
      <text:p text:style-name="P9">Am <text:s text:c="15"/>Em <text:s text:c="10"/>G <text:s text:c="6"/>C <text:s text:c="6"/>D</text:p>
      <text:p text:style-name="P9">Snow had fallen, snow on snow, snow on snow on snow,</text:p>
      <text:p text:style-name="P9">G <text:s text:c="14"/>Em <text:s text:c="5"/>C <text:s/>D <text:s/>G</text:p>
      <text:p text:style-name="P9">In the bleak midwinter, long ago.</text:p>
      <text:p text:style-name="Heading_20_3">[<text:span text:style-name="T2">VERSE</text:span> <text:span text:style-name="T2">2</text:span>]</text:p>
      <text:p text:style-name="P9">G <text:s text:c="13"/>Em <text:s text:c="4"/>C <text:s text:c="16"/>D</text:p>
      <text:p text:style-name="P9">Angels and Archangels may have gathered there,</text:p>
      <text:p text:style-name="P9">G <text:s text:c="11"/>Em <text:s text:c="6"/>C <text:s/>D <text:s text:c="8"/>G</text:p>
      <text:p text:style-name="P9">Cherubim and seraphim thronged the air;</text:p>
      <text:p text:style-name="P9">Am <text:s text:c="12"/>Em <text:s text:c="3"/>G <text:s text:c="5"/>C <text:s text:c="5"/>D</text:p>
      <text:p text:style-name="P9">But his mother only, in her maiden bliss,</text:p>
      <text:p text:style-name="P9">G <text:s text:c="14"/>Em <text:s text:c="3"/>C <text:s/>D <text:s text:c="2"/>G</text:p>
      <text:p text:style-name="P9">Worshiped the beloved with a kiss.</text:p>
      <text:p text:style-name="Heading_20_3">[<text:span text:style-name="T2">VERSE</text:span> <text:span text:style-name="T2">3</text:span>]</text:p>
      <text:p text:style-name="P9">G <text:s text:c="9"/>Em <text:s text:c="7"/>C <text:s text:c="8"/>D</text:p>
      <text:p text:style-name="P9">What can I give him, poor as I am?</text:p>
      <text:p text:style-name="P9">G <text:s text:c="10"/>Em <text:s text:c="7"/>C <text:s text:c="6"/>D <text:s text:c="6"/>G</text:p>
      <text:p text:style-name="P9">If I were a shepherd, I would bring a lamb;</text:p>
      <text:p text:style-name="P9">Am <text:s text:c="9"/>Em <text:s text:c="7"/>G <text:s text:c="6"/>C <text:s text:c="4"/>D</text:p>
      <text:p text:style-name="P9">If I were a wise man, I would do my part;</text:p>
      <text:p text:style-name="P9">G <text:s text:c="15"/>Em <text:s text:c="7"/>C <text:s/>D <text:s text:c="3"/>G</text:p>
      <text:p text:style-name="P9">Yet what I can I give him: give my heart.</text:p>
      <text:p text:style-name="P10">C <text:s/>D <text:s text:c="3"/>G</text:p>
      <text:p text:style-name="P10">Give my he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20S</meta:editing-duration>
    <meta:editing-cycles>35</meta:editing-cycles>
    <meta:generator>LibreOffice/6.0.1.1$MacOSX_X86_64 LibreOffice_project/60bfb1526849283ce2491346ed2aa51c465abfe6</meta:generator>
    <dc:title>Lyrics + Chords</dc:title>
    <dc:date>2020-12-24T14:00:42.116467031</dc:date>
    <meta:print-date>2017-04-03T12:23:29.985893000</meta:print-date>
    <meta:document-statistic meta:table-count="0" meta:image-count="0" meta:object-count="0" meta:page-count="1" meta:paragraph-count="33" meta:word-count="180" meta:character-count="1046" meta:non-whitespace-character-count="5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